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113168"/>
          <table:table-cell office:value-type="float" office:value="0.0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277.0"/>
          <table:table-cell office:value-type="float" office:value="16053.0"/>
          <table:table-cell office:value-type="float" office:value="12562.0"/>
          <table:table-cell office:value-type="string">
            <text:p/>
          </table:table-cell>
          <table:table-cell office:value-type="string">
            <text:p/>
          </table:table-cell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200.0"/>
          <table:table-cell office:value-type="float" office:value="1199.959"/>
          <table:table-cell office:value-type="float" office:value="1199.87"/>
          <table:table-cell office:value-type="float" office:value="43268618.0"/>
          <table:table-cell office:value-type="float" office:value="1.0"/>
          <table:table-cell office:value-type="float" office:value="41279.0"/>
          <table:table-cell office:value-type="float" office:value="8126786.0"/>
          <table:table-cell office:value-type="float" office:value="51395710.0"/>
          <table:table-cell office:value-type="float" office:value="10342.0"/>
          <table:table-cell office:value-type="float" office:value="31814.0"/>
          <table:table-cell office:value-type="float" office:value="449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086.0"/>
          <table:table-cell office:value-type="float" office:value="19971.0"/>
          <table:table-cell office:value-type="float" office:value="16381.0"/>
          <table:table-cell office:value-type="float" office:value="13088.0"/>
          <table:table-cell office:value-type="float" office:value="3095.0"/>
          <table:table-cell office:value-type="float" office:value="8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167879"/>
          <table:table-cell office:value-type="float" office:value="0.0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277.0"/>
          <table:table-cell office:value-type="float" office:value="16053.0"/>
          <table:table-cell office:value-type="float" office:value="12562.0"/>
          <table:table-cell office:value-type="string">
            <text:p/>
          </table:table-cell>
          <table:table-cell office:value-type="string">
            <text:p/>
          </table:table-cell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200.0"/>
          <table:table-cell office:value-type="float" office:value="1199.987"/>
          <table:table-cell office:value-type="float" office:value="1199.88"/>
          <table:table-cell office:value-type="float" office:value="44395531.0"/>
          <table:table-cell office:value-type="float" office:value="1.0"/>
          <table:table-cell office:value-type="float" office:value="52537.0"/>
          <table:table-cell office:value-type="float" office:value="8411335.0"/>
          <table:table-cell office:value-type="float" office:value="52807152.0"/>
          <table:table-cell office:value-type="float" office:value="10342.0"/>
          <table:table-cell office:value-type="float" office:value="31824.0"/>
          <table:table-cell office:value-type="float" office:value="449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086.0"/>
          <table:table-cell office:value-type="float" office:value="19971.0"/>
          <table:table-cell office:value-type="float" office:value="16381.0"/>
          <table:table-cell office:value-type="float" office:value="13088.0"/>
          <table:table-cell office:value-type="float" office:value="3095.0"/>
          <table:table-cell office:value-type="float" office:value="8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150689"/>
          <table:table-cell office:value-type="float" office:value="0.0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5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284.0"/>
          <table:table-cell office:value-type="float" office:value="16060.0"/>
          <table:table-cell office:value-type="float" office:value="12562.0"/>
          <table:table-cell office:value-type="string">
            <text:p/>
          </table:table-cell>
          <table:table-cell office:value-type="string">
            <text:p/>
          </table:table-cell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200.0"/>
          <table:table-cell office:value-type="float" office:value="1199.979"/>
          <table:table-cell office:value-type="float" office:value="1199.95"/>
          <table:table-cell office:value-type="float" office:value="80884195.0"/>
          <table:table-cell office:value-type="float" office:value="1.0"/>
          <table:table-cell office:value-type="float" office:value="91887.0"/>
          <table:table-cell office:value-type="float" office:value="13202664.0"/>
          <table:table-cell office:value-type="float" office:value="94087369.0"/>
          <table:table-cell office:value-type="float" office:value="3883.0"/>
          <table:table-cell office:value-type="float" office:value="11930.0"/>
          <table:table-cell office:value-type="float" office:value="411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97.0"/>
          <table:table-cell office:value-type="float" office:value="7969.0"/>
          <table:table-cell office:value-type="float" office:value="6390.0"/>
          <table:table-cell office:value-type="float" office:value="5221.0"/>
          <table:table-cell office:value-type="float" office:value="1185.0"/>
          <table:table-cell office:value-type="float" office:value="32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IN([.$O8])" office:value-type="float"/>
          <table:table-cell table:formula="of:=MIN([.$P8])" office:value-type="float"/>
          <table:table-cell table:formula="of:=MIN([.$Q8])" office:value-type="float"/>
          <table:table-cell table:formula="of:=MIN([.$R8])" office:value-type="float"/>
          <table:table-cell table:formula="of:=MIN([.$S8])" office:value-type="float"/>
          <table:table-cell table:formula="of:=MIN([.$T8])" office:value-type="float"/>
          <table:table-cell table:formula="of:=MIN([.$U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EDIAN([.$O8])" office:value-type="float"/>
          <table:table-cell table:formula="of:=MEDIAN([.$P8])" office:value-type="float"/>
          <table:table-cell table:formula="of:=MEDIAN([.$Q8])" office:value-type="float"/>
          <table:table-cell table:formula="of:=MEDIAN([.$R8])" office:value-type="float"/>
          <table:table-cell table:formula="of:=MEDIAN([.$S8])" office:value-type="float"/>
          <table:table-cell table:formula="of:=MEDIAN([.$T8])" office:value-type="float"/>
          <table:table-cell table:formula="of:=MEDIAN([.$U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  <table:table-cell table:formula="of:=MAX([.$O8])" office:value-type="float"/>
          <table:table-cell table:formula="of:=MAX([.$P8])" office:value-type="float"/>
          <table:table-cell table:formula="of:=MAX([.$Q8])" office:value-type="float"/>
          <table:table-cell table:formula="of:=MAX([.$R8])" office:value-type="float"/>
          <table:table-cell table:formula="of:=MAX([.$S8])" office:value-type="float"/>
          <table:table-cell table:formula="of:=MAX([.$T8])" office:value-type="float"/>
          <table:table-cell table:formula="of:=MAX([.$U8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200.0"/>
          <table:table-cell office:value-type="float" office:value="1199.96"/>
          <table:table-cell office:value-type="float" office:value="1199.89"/>
          <table:table-cell office:value-type="float" office:value="85124443.0"/>
          <table:table-cell office:value-type="float" office:value="1.0"/>
          <table:table-cell office:value-type="float" office:value="49149.0"/>
          <table:table-cell office:value-type="float" office:value="7178407.0"/>
          <table:table-cell office:value-type="float" office:value="92303623.0"/>
          <table:table-cell office:value-type="float" office:value="3883.0"/>
          <table:table-cell office:value-type="float" office:value="11920.0"/>
          <table:table-cell office:value-type="float" office:value="411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97.0"/>
          <table:table-cell office:value-type="float" office:value="7969.0"/>
          <table:table-cell office:value-type="float" office:value="6390.0"/>
          <table:table-cell office:value-type="float" office:value="5221.0"/>
          <table:table-cell office:value-type="float" office:value="1185.0"/>
          <table:table-cell office:value-type="float" office:value="32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IN([.$O9])" office:value-type="float"/>
          <table:table-cell table:formula="of:=MIN([.$P9])" office:value-type="float"/>
          <table:table-cell table:formula="of:=MIN([.$Q9])" office:value-type="float"/>
          <table:table-cell table:formula="of:=MIN([.$R9])" office:value-type="float"/>
          <table:table-cell table:formula="of:=MIN([.$S9])" office:value-type="float"/>
          <table:table-cell table:formula="of:=MIN([.$T9])" office:value-type="float"/>
          <table:table-cell table:formula="of:=MIN([.$U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EDIAN([.$O9])" office:value-type="float"/>
          <table:table-cell table:formula="of:=MEDIAN([.$P9])" office:value-type="float"/>
          <table:table-cell table:formula="of:=MEDIAN([.$Q9])" office:value-type="float"/>
          <table:table-cell table:formula="of:=MEDIAN([.$R9])" office:value-type="float"/>
          <table:table-cell table:formula="of:=MEDIAN([.$S9])" office:value-type="float"/>
          <table:table-cell table:formula="of:=MEDIAN([.$T9])" office:value-type="float"/>
          <table:table-cell table:formula="of:=MEDIAN([.$U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  <table:table-cell table:formula="of:=MAX([.$O9])" office:value-type="float"/>
          <table:table-cell table:formula="of:=MAX([.$P9])" office:value-type="float"/>
          <table:table-cell table:formula="of:=MAX([.$Q9])" office:value-type="float"/>
          <table:table-cell table:formula="of:=MAX([.$R9])" office:value-type="float"/>
          <table:table-cell table:formula="of:=MAX([.$S9])" office:value-type="float"/>
          <table:table-cell table:formula="of:=MAX([.$T9])" office:value-type="float"/>
          <table:table-cell table:formula="of:=MAX([.$U9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200.0"/>
          <table:table-cell office:value-type="float" office:value="1200.004"/>
          <table:table-cell office:value-type="float" office:value="1199.96"/>
          <table:table-cell office:value-type="float" office:value="92856692.0"/>
          <table:table-cell office:value-type="float" office:value="1.0"/>
          <table:table-cell office:value-type="float" office:value="98300.0"/>
          <table:table-cell office:value-type="float" office:value="14524364.0"/>
          <table:table-cell office:value-type="float" office:value="107381286.0"/>
          <table:table-cell office:value-type="float" office:value="3883.0"/>
          <table:table-cell office:value-type="float" office:value="11930.0"/>
          <table:table-cell office:value-type="float" office:value="411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97.0"/>
          <table:table-cell office:value-type="float" office:value="7969.0"/>
          <table:table-cell office:value-type="float" office:value="6390.0"/>
          <table:table-cell office:value-type="float" office:value="5221.0"/>
          <table:table-cell office:value-type="float" office:value="1185.0"/>
          <table:table-cell office:value-type="float" office:value="32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IN([.$O10])" office:value-type="float"/>
          <table:table-cell table:formula="of:=MIN([.$P10])" office:value-type="float"/>
          <table:table-cell table:formula="of:=MIN([.$Q10])" office:value-type="float"/>
          <table:table-cell table:formula="of:=MIN([.$R10])" office:value-type="float"/>
          <table:table-cell table:formula="of:=MIN([.$S10])" office:value-type="float"/>
          <table:table-cell table:formula="of:=MIN([.$T10])" office:value-type="float"/>
          <table:table-cell table:formula="of:=MIN([.$U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EDIAN([.$O10])" office:value-type="float"/>
          <table:table-cell table:formula="of:=MEDIAN([.$P10])" office:value-type="float"/>
          <table:table-cell table:formula="of:=MEDIAN([.$Q10])" office:value-type="float"/>
          <table:table-cell table:formula="of:=MEDIAN([.$R10])" office:value-type="float"/>
          <table:table-cell table:formula="of:=MEDIAN([.$S10])" office:value-type="float"/>
          <table:table-cell table:formula="of:=MEDIAN([.$T10])" office:value-type="float"/>
          <table:table-cell table:formula="of:=MEDIAN([.$U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  <table:table-cell table:formula="of:=MAX([.$O10])" office:value-type="float"/>
          <table:table-cell table:formula="of:=MAX([.$P10])" office:value-type="float"/>
          <table:table-cell table:formula="of:=MAX([.$Q10])" office:value-type="float"/>
          <table:table-cell table:formula="of:=MAX([.$R10])" office:value-type="float"/>
          <table:table-cell table:formula="of:=MAX([.$S10])" office:value-type="float"/>
          <table:table-cell table:formula="of:=MAX([.$T10])" office:value-type="float"/>
          <table:table-cell table:formula="of:=MAX([.$U10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200.0"/>
          <table:table-cell office:value-type="float" office:value="1199.999"/>
          <table:table-cell office:value-type="float" office:value="1199.95"/>
          <table:table-cell office:value-type="float" office:value="74751649.0"/>
          <table:table-cell office:value-type="float" office:value="1.0"/>
          <table:table-cell office:value-type="float" office:value="222712.0"/>
          <table:table-cell office:value-type="float" office:value="39354139.0"/>
          <table:table-cell office:value-type="float" office:value="114106029.0"/>
          <table:table-cell office:value-type="float" office:value="3883.0"/>
          <table:table-cell office:value-type="float" office:value="11922.0"/>
          <table:table-cell office:value-type="float" office:value="411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97.0"/>
          <table:table-cell office:value-type="float" office:value="7969.0"/>
          <table:table-cell office:value-type="float" office:value="6390.0"/>
          <table:table-cell office:value-type="float" office:value="5221.0"/>
          <table:table-cell office:value-type="float" office:value="1185.0"/>
          <table:table-cell office:value-type="float" office:value="32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IN([.$O11])" office:value-type="float"/>
          <table:table-cell table:formula="of:=MIN([.$P11])" office:value-type="float"/>
          <table:table-cell table:formula="of:=MIN([.$Q11])" office:value-type="float"/>
          <table:table-cell table:formula="of:=MIN([.$R11])" office:value-type="float"/>
          <table:table-cell table:formula="of:=MIN([.$S11])" office:value-type="float"/>
          <table:table-cell table:formula="of:=MIN([.$T11])" office:value-type="float"/>
          <table:table-cell table:formula="of:=MIN([.$U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EDIAN([.$O11])" office:value-type="float"/>
          <table:table-cell table:formula="of:=MEDIAN([.$P11])" office:value-type="float"/>
          <table:table-cell table:formula="of:=MEDIAN([.$Q11])" office:value-type="float"/>
          <table:table-cell table:formula="of:=MEDIAN([.$R11])" office:value-type="float"/>
          <table:table-cell table:formula="of:=MEDIAN([.$S11])" office:value-type="float"/>
          <table:table-cell table:formula="of:=MEDIAN([.$T11])" office:value-type="float"/>
          <table:table-cell table:formula="of:=MEDIAN([.$U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  <table:table-cell table:formula="of:=MAX([.$O11])" office:value-type="float"/>
          <table:table-cell table:formula="of:=MAX([.$P11])" office:value-type="float"/>
          <table:table-cell table:formula="of:=MAX([.$Q11])" office:value-type="float"/>
          <table:table-cell table:formula="of:=MAX([.$R11])" office:value-type="float"/>
          <table:table-cell table:formula="of:=MAX([.$S11])" office:value-type="float"/>
          <table:table-cell table:formula="of:=MAX([.$T11])" office:value-type="float"/>
          <table:table-cell table:formula="of:=MAX([.$U11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200.0"/>
          <table:table-cell office:value-type="float" office:value="1199.993"/>
          <table:table-cell office:value-type="float" office:value="1199.96"/>
          <table:table-cell office:value-type="float" office:value="88654246.0"/>
          <table:table-cell office:value-type="float" office:value="1.0"/>
          <table:table-cell office:value-type="float" office:value="157219.0"/>
          <table:table-cell office:value-type="float" office:value="30795197.0"/>
          <table:table-cell office:value-type="float" office:value="119449666.0"/>
          <table:table-cell office:value-type="float" office:value="3883.0"/>
          <table:table-cell office:value-type="float" office:value="11930.0"/>
          <table:table-cell office:value-type="float" office:value="411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97.0"/>
          <table:table-cell office:value-type="float" office:value="7969.0"/>
          <table:table-cell office:value-type="float" office:value="6390.0"/>
          <table:table-cell office:value-type="float" office:value="5221.0"/>
          <table:table-cell office:value-type="float" office:value="1185.0"/>
          <table:table-cell office:value-type="float" office:value="32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IN([.$O12])" office:value-type="float"/>
          <table:table-cell table:formula="of:=MIN([.$P12])" office:value-type="float"/>
          <table:table-cell table:formula="of:=MIN([.$Q12])" office:value-type="float"/>
          <table:table-cell table:formula="of:=MIN([.$R12])" office:value-type="float"/>
          <table:table-cell table:formula="of:=MIN([.$S12])" office:value-type="float"/>
          <table:table-cell table:formula="of:=MIN([.$T12])" office:value-type="float"/>
          <table:table-cell table:formula="of:=MIN([.$U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EDIAN([.$O12])" office:value-type="float"/>
          <table:table-cell table:formula="of:=MEDIAN([.$P12])" office:value-type="float"/>
          <table:table-cell table:formula="of:=MEDIAN([.$Q12])" office:value-type="float"/>
          <table:table-cell table:formula="of:=MEDIAN([.$R12])" office:value-type="float"/>
          <table:table-cell table:formula="of:=MEDIAN([.$S12])" office:value-type="float"/>
          <table:table-cell table:formula="of:=MEDIAN([.$T12])" office:value-type="float"/>
          <table:table-cell table:formula="of:=MEDIAN([.$U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  <table:table-cell table:formula="of:=MAX([.$O12])" office:value-type="float"/>
          <table:table-cell table:formula="of:=MAX([.$P12])" office:value-type="float"/>
          <table:table-cell table:formula="of:=MAX([.$Q12])" office:value-type="float"/>
          <table:table-cell table:formula="of:=MAX([.$R12])" office:value-type="float"/>
          <table:table-cell table:formula="of:=MAX([.$S12])" office:value-type="float"/>
          <table:table-cell table:formula="of:=MAX([.$T12])" office:value-type="float"/>
          <table:table-cell table:formula="of:=MAX([.$U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  <table:table-cell table:formula="of:=SUM([.BN3:.BN12])" office:value-type="float"/>
          <table:table-cell table:formula="of:=SUM([.BO3:.BO12])" office:value-type="float"/>
          <table:table-cell table:formula="of:=SUM([.BP3:.BP12])" office:value-type="float"/>
          <table:table-cell table:formula="of:=SUM([.BQ3:.BQ12])" office:value-type="float"/>
          <table:table-cell table:formula="of:=SUM([.BR3:.BR12])" office:value-type="float"/>
          <table:table-cell table:formula="of:=SUM([.BS3:.BS12])" office:value-type="float"/>
          <table:table-cell table:formula="of:=SUM([.BT3:.BT12])" office:value-type="float"/>
          <table:table-cell table:formula="of:=SUM([.BU3:.BU12])" office:value-type="float"/>
          <table:table-cell table:formula="of:=SUM([.BV3:.BV12])" office:value-type="float"/>
          <table:table-cell table:formula="of:=SUM([.BW3:.BW12])" office:value-type="float"/>
          <table:table-cell table:formula="of:=SUM([.BX3:.BX12])" office:value-type="float"/>
          <table:table-cell table:formula="of:=SUM([.BY3:.BY12])" office:value-type="float"/>
          <table:table-cell table:formula="of:=SUM([.BZ3:.BZ12])" office:value-type="float"/>
          <table:table-cell table:formula="of:=SUM([.CA3:.CA12])" office:value-type="float"/>
          <table:table-cell table:formula="of:=SUM([.CB3:.CB12])" office:value-type="float"/>
          <table:table-cell table:formula="of:=SUM([.CC3:.CC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  <table:table-cell table:formula="of:=AVERAGE([.BN3:.BN12])" office:value-type="float"/>
          <table:table-cell table:formula="of:=AVERAGE([.BO3:.BO12])" office:value-type="float"/>
          <table:table-cell table:formula="of:=AVERAGE([.BP3:.BP12])" office:value-type="float"/>
          <table:table-cell table:formula="of:=AVERAGE([.BQ3:.BQ12])" office:value-type="float"/>
          <table:table-cell table:formula="of:=AVERAGE([.BR3:.BR12])" office:value-type="float"/>
          <table:table-cell table:formula="of:=AVERAGE([.BS3:.BS12])" office:value-type="float"/>
          <table:table-cell table:formula="of:=AVERAGE([.BT3:.BT12])" office:value-type="float"/>
          <table:table-cell table:formula="of:=AVERAGE([.BU3:.BU12])" office:value-type="float"/>
          <table:table-cell table:formula="of:=AVERAGE([.BV3:.BV12])" office:value-type="float"/>
          <table:table-cell table:formula="of:=AVERAGE([.BW3:.BW12])" office:value-type="float"/>
          <table:table-cell table:formula="of:=AVERAGE([.BX3:.BX12])" office:value-type="float"/>
          <table:table-cell table:formula="of:=AVERAGE([.BY3:.BY12])" office:value-type="float"/>
          <table:table-cell table:formula="of:=AVERAGE([.BZ3:.BZ12])" office:value-type="float"/>
          <table:table-cell table:formula="of:=AVERAGE([.CA3:.CA12])" office:value-type="float"/>
          <table:table-cell table:formula="of:=AVERAGE([.CB3:.CB12])" office:value-type="float"/>
          <table:table-cell table:formula="of:=AVERAGE([.CC3:.CC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  <table:table-cell table:formula="of:=STDEV([.BN3:.BN12])" office:value-type="float"/>
          <table:table-cell table:formula="of:=STDEV([.BO3:.BO12])" office:value-type="float"/>
          <table:table-cell table:formula="of:=STDEV([.BP3:.BP12])" office:value-type="float"/>
          <table:table-cell table:formula="of:=STDEV([.BQ3:.BQ12])" office:value-type="float"/>
          <table:table-cell table:formula="of:=STDEV([.BR3:.BR12])" office:value-type="float"/>
          <table:table-cell table:formula="of:=STDEV([.BS3:.BS12])" office:value-type="float"/>
          <table:table-cell table:formula="of:=STDEV([.BT3:.BT12])" office:value-type="float"/>
          <table:table-cell table:formula="of:=STDEV([.BU3:.BU12])" office:value-type="float"/>
          <table:table-cell table:formula="of:=STDEV([.BV3:.BV12])" office:value-type="float"/>
          <table:table-cell table:formula="of:=STDEV([.BW3:.BW12])" office:value-type="float"/>
          <table:table-cell table:formula="of:=STDEV([.BX3:.BX12])" office:value-type="float"/>
          <table:table-cell table:formula="of:=STDEV([.BY3:.BY12])" office:value-type="float"/>
          <table:table-cell table:formula="of:=STDEV([.BZ3:.BZ12])" office:value-type="float"/>
          <table:table-cell table:formula="of:=STDEV([.CA3:.CA12])" office:value-type="float"/>
          <table:table-cell table:formula="of:=STDEV([.CB3:.CB12])" office:value-type="float"/>
          <table:table-cell table:formula="of:=STDEV([.CC3:.CC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V3:.$V12])^2)^0.5" office:value-type="float"/>
          <table:table-cell table:number-matrix-columns-spanned="1" table:number-matrix-rows-spanned="1" table:formula="of:=SUM(([.C3:.C12]-[.$W3:.$W12])^2)^0.5" office:value-type="float"/>
          <table:table-cell table:number-matrix-columns-spanned="1" table:number-matrix-rows-spanned="1" table:formula="of:=SUM(([.D3:.D12]-[.$X3:.$X12])^2)^0.5" office:value-type="float"/>
          <table:table-cell table:number-matrix-columns-spanned="1" table:number-matrix-rows-spanned="1" table:formula="of:=SUM(([.E3:.E12]-[.$Y3:.$Y12])^2)^0.5" office:value-type="float"/>
          <table:table-cell table:number-matrix-columns-spanned="1" table:number-matrix-rows-spanned="1" table:formula="of:=SUM(([.F3:.F12]-[.$Z3:.$Z12])^2)^0.5" office:value-type="float"/>
          <table:table-cell table:number-matrix-columns-spanned="1" table:number-matrix-rows-spanned="1" table:formula="of:=SUM(([.G3:.G12]-[.$AA3:.$AA12])^2)^0.5" office:value-type="float"/>
          <table:table-cell table:number-matrix-columns-spanned="1" table:number-matrix-rows-spanned="1" table:formula="of:=SUM(([.H3:.H12]-[.$AB3:.$AB12])^2)^0.5" office:value-type="float"/>
          <table:table-cell table:number-matrix-columns-spanned="1" table:number-matrix-rows-spanned="1" table:formula="of:=SUM(([.I3:.I12]-[.$AC3:.$AC12])^2)^0.5" office:value-type="float"/>
          <table:table-cell table:number-matrix-columns-spanned="1" table:number-matrix-rows-spanned="1" table:formula="of:=SUM(([.J3:.J12]-[.$AD3:.$AD12])^2)^0.5" office:value-type="float"/>
          <table:table-cell table:number-matrix-columns-spanned="1" table:number-matrix-rows-spanned="1" table:formula="of:=SUM(([.K3:.K12]-[.$AE3:.$AE12])^2)^0.5" office:value-type="float"/>
          <table:table-cell table:number-matrix-columns-spanned="1" table:number-matrix-rows-spanned="1" table:formula="of:=SUM(([.L3:.L12]-[.$AF3:.$AF12])^2)^0.5" office:value-type="float"/>
          <table:table-cell table:number-matrix-columns-spanned="1" table:number-matrix-rows-spanned="1" table:formula="of:=SUM(([.M3:.M12]-[.$AG3:.$AG12])^2)^0.5" office:value-type="float"/>
          <table:table-cell table:number-matrix-columns-spanned="1" table:number-matrix-rows-spanned="1" table:formula="of:=SUM(([.N3:.N12]-[.$AH3:.$AH12])^2)^0.5" office:value-type="float"/>
          <table:table-cell table:number-matrix-columns-spanned="1" table:number-matrix-rows-spanned="1" table:formula="of:=SUM(([.O3:.O12]-[.$AI3:.$AI12])^2)^0.5" office:value-type="float"/>
          <table:table-cell table:number-matrix-columns-spanned="1" table:number-matrix-rows-spanned="1" table:formula="of:=SUM(([.P3:.P12]-[.$AJ3:.$AJ12])^2)^0.5" office:value-type="float"/>
          <table:table-cell table:number-matrix-columns-spanned="1" table:number-matrix-rows-spanned="1" table:formula="of:=SUM(([.Q3:.Q12]-[.$AK3:.$AK12])^2)^0.5" office:value-type="float"/>
          <table:table-cell table:number-matrix-columns-spanned="1" table:number-matrix-rows-spanned="1" table:formula="of:=SUM(([.R3:.R12]-[.$AL3:.$AL12])^2)^0.5" office:value-type="float"/>
          <table:table-cell table:number-matrix-columns-spanned="1" table:number-matrix-rows-spanned="1" table:formula="of:=SUM(([.S3:.S12]-[.$AM3:.$AM12])^2)^0.5" office:value-type="float"/>
          <table:table-cell table:number-matrix-columns-spanned="1" table:number-matrix-rows-spanned="1" table:formula="of:=SUM(([.T3:.T12]-[.$AN3:.$AN12])^2)^0.5" office:value-type="float"/>
          <table:table-cell table:number-matrix-columns-spanned="1" table:number-matrix-rows-spanned="1" table:formula="of:=SUM(([.U3:.U12]-[.$AO3:.$AO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V3:.$V12])" office:value-type="float"/>
          <table:table-cell table:number-matrix-columns-spanned="1" table:number-matrix-rows-spanned="1" table:formula="of:=SUM([.C3:.C12]=[.$W3:.$W12])" office:value-type="float"/>
          <table:table-cell table:number-matrix-columns-spanned="1" table:number-matrix-rows-spanned="1" table:formula="of:=SUM([.D3:.D12]=[.$X3:.$X12])" office:value-type="float"/>
          <table:table-cell table:number-matrix-columns-spanned="1" table:number-matrix-rows-spanned="1" table:formula="of:=SUM([.E3:.E12]=[.$Y3:.$Y12])" office:value-type="float"/>
          <table:table-cell table:number-matrix-columns-spanned="1" table:number-matrix-rows-spanned="1" table:formula="of:=SUM([.F3:.F12]=[.$Z3:.$Z12])" office:value-type="float"/>
          <table:table-cell table:number-matrix-columns-spanned="1" table:number-matrix-rows-spanned="1" table:formula="of:=SUM([.G3:.G12]=[.$AA3:.$AA12])" office:value-type="float"/>
          <table:table-cell table:number-matrix-columns-spanned="1" table:number-matrix-rows-spanned="1" table:formula="of:=SUM([.H3:.H12]=[.$AB3:.$AB12])" office:value-type="float"/>
          <table:table-cell table:number-matrix-columns-spanned="1" table:number-matrix-rows-spanned="1" table:formula="of:=SUM([.I3:.I12]=[.$AC3:.$AC12])" office:value-type="float"/>
          <table:table-cell table:number-matrix-columns-spanned="1" table:number-matrix-rows-spanned="1" table:formula="of:=SUM([.J3:.J12]=[.$AD3:.$AD12])" office:value-type="float"/>
          <table:table-cell table:number-matrix-columns-spanned="1" table:number-matrix-rows-spanned="1" table:formula="of:=SUM([.K3:.K12]=[.$AE3:.$AE12])" office:value-type="float"/>
          <table:table-cell table:number-matrix-columns-spanned="1" table:number-matrix-rows-spanned="1" table:formula="of:=SUM([.L3:.L12]=[.$AF3:.$AF12])" office:value-type="float"/>
          <table:table-cell table:number-matrix-columns-spanned="1" table:number-matrix-rows-spanned="1" table:formula="of:=SUM([.M3:.M12]=[.$AG3:.$AG12])" office:value-type="float"/>
          <table:table-cell table:number-matrix-columns-spanned="1" table:number-matrix-rows-spanned="1" table:formula="of:=SUM([.N3:.N12]=[.$AH3:.$AH12])" office:value-type="float"/>
          <table:table-cell table:number-matrix-columns-spanned="1" table:number-matrix-rows-spanned="1" table:formula="of:=SUM([.O3:.O12]=[.$AI3:.$AI12])" office:value-type="float"/>
          <table:table-cell table:number-matrix-columns-spanned="1" table:number-matrix-rows-spanned="1" table:formula="of:=SUM([.P3:.P12]=[.$AJ3:.$AJ12])" office:value-type="float"/>
          <table:table-cell table:number-matrix-columns-spanned="1" table:number-matrix-rows-spanned="1" table:formula="of:=SUM([.Q3:.Q12]=[.$AK3:.$AK12])" office:value-type="float"/>
          <table:table-cell table:number-matrix-columns-spanned="1" table:number-matrix-rows-spanned="1" table:formula="of:=SUM([.R3:.R12]=[.$AL3:.$AL12])" office:value-type="float"/>
          <table:table-cell table:number-matrix-columns-spanned="1" table:number-matrix-rows-spanned="1" table:formula="of:=SUM([.S3:.S12]=[.$AM3:.$AM12])" office:value-type="float"/>
          <table:table-cell table:number-matrix-columns-spanned="1" table:number-matrix-rows-spanned="1" table:formula="of:=SUM([.T3:.T12]=[.$AN3:.$AN12])" office:value-type="float"/>
          <table:table-cell table:number-matrix-columns-spanned="1" table:number-matrix-rows-spanned="1" table:formula="of:=SUM([.U3:.U12]=[.$AO3:.$AO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AP3:.$AP12])" office:value-type="float"/>
          <table:table-cell table:number-matrix-columns-spanned="1" table:number-matrix-rows-spanned="1" table:formula="of:=SUM([.C3:.C12]&lt;[.$AQ3:.$AQ12])" office:value-type="float"/>
          <table:table-cell table:number-matrix-columns-spanned="1" table:number-matrix-rows-spanned="1" table:formula="of:=SUM([.D3:.D12]&lt;[.$AR3:.$AR12])" office:value-type="float"/>
          <table:table-cell table:number-matrix-columns-spanned="1" table:number-matrix-rows-spanned="1" table:formula="of:=SUM([.E3:.E12]&lt;[.$AS3:.$AS12])" office:value-type="float"/>
          <table:table-cell table:number-matrix-columns-spanned="1" table:number-matrix-rows-spanned="1" table:formula="of:=SUM([.F3:.F12]&lt;[.$AT3:.$AT12])" office:value-type="float"/>
          <table:table-cell table:number-matrix-columns-spanned="1" table:number-matrix-rows-spanned="1" table:formula="of:=SUM([.G3:.G12]&lt;[.$AU3:.$AU12])" office:value-type="float"/>
          <table:table-cell table:number-matrix-columns-spanned="1" table:number-matrix-rows-spanned="1" table:formula="of:=SUM([.H3:.H12]&lt;[.$AV3:.$AV12])" office:value-type="float"/>
          <table:table-cell table:number-matrix-columns-spanned="1" table:number-matrix-rows-spanned="1" table:formula="of:=SUM([.I3:.I12]&lt;[.$AW3:.$AW12])" office:value-type="float"/>
          <table:table-cell table:number-matrix-columns-spanned="1" table:number-matrix-rows-spanned="1" table:formula="of:=SUM([.J3:.J12]&lt;[.$AX3:.$AX12])" office:value-type="float"/>
          <table:table-cell table:number-matrix-columns-spanned="1" table:number-matrix-rows-spanned="1" table:formula="of:=SUM([.K3:.K12]&lt;[.$AY3:.$AY12])" office:value-type="float"/>
          <table:table-cell table:number-matrix-columns-spanned="1" table:number-matrix-rows-spanned="1" table:formula="of:=SUM([.L3:.L12]&lt;[.$AZ3:.$AZ12])" office:value-type="float"/>
          <table:table-cell table:number-matrix-columns-spanned="1" table:number-matrix-rows-spanned="1" table:formula="of:=SUM([.M3:.M12]&lt;[.$BA3:.$BA12])" office:value-type="float"/>
          <table:table-cell table:number-matrix-columns-spanned="1" table:number-matrix-rows-spanned="1" table:formula="of:=SUM([.N3:.N12]&lt;[.$BB3:.$BB12])" office:value-type="float"/>
          <table:table-cell table:number-matrix-columns-spanned="1" table:number-matrix-rows-spanned="1" table:formula="of:=SUM([.O3:.O12]&lt;[.$BC3:.$BC12])" office:value-type="float"/>
          <table:table-cell table:number-matrix-columns-spanned="1" table:number-matrix-rows-spanned="1" table:formula="of:=SUM([.P3:.P12]&lt;[.$BD3:.$BD12])" office:value-type="float"/>
          <table:table-cell table:number-matrix-columns-spanned="1" table:number-matrix-rows-spanned="1" table:formula="of:=SUM([.Q3:.Q12]&lt;[.$BE3:.$BE12])" office:value-type="float"/>
          <table:table-cell table:number-matrix-columns-spanned="1" table:number-matrix-rows-spanned="1" table:formula="of:=SUM([.R3:.R12]&lt;[.$BF3:.$BF12])" office:value-type="float"/>
          <table:table-cell table:number-matrix-columns-spanned="1" table:number-matrix-rows-spanned="1" table:formula="of:=SUM([.S3:.S12]&lt;[.$BG3:.$BG12])" office:value-type="float"/>
          <table:table-cell table:number-matrix-columns-spanned="1" table:number-matrix-rows-spanned="1" table:formula="of:=SUM([.T3:.T12]&lt;[.$BH3:.$BH12])" office:value-type="float"/>
          <table:table-cell table:number-matrix-columns-spanned="1" table:number-matrix-rows-spanned="1" table:formula="of:=SUM([.U3:.U12]&lt;[.$BI3:.$BI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AP3:.$AP12])" office:value-type="float"/>
          <table:table-cell table:number-matrix-columns-spanned="1" table:number-matrix-rows-spanned="1" table:formula="of:=SUM([.C3:.C12]&gt;[.$AQ3:.$AQ12])" office:value-type="float"/>
          <table:table-cell table:number-matrix-columns-spanned="1" table:number-matrix-rows-spanned="1" table:formula="of:=SUM([.D3:.D12]&gt;[.$AR3:.$AR12])" office:value-type="float"/>
          <table:table-cell table:number-matrix-columns-spanned="1" table:number-matrix-rows-spanned="1" table:formula="of:=SUM([.E3:.E12]&gt;[.$AS3:.$AS12])" office:value-type="float"/>
          <table:table-cell table:number-matrix-columns-spanned="1" table:number-matrix-rows-spanned="1" table:formula="of:=SUM([.F3:.F12]&gt;[.$AT3:.$AT12])" office:value-type="float"/>
          <table:table-cell table:number-matrix-columns-spanned="1" table:number-matrix-rows-spanned="1" table:formula="of:=SUM([.G3:.G12]&gt;[.$AU3:.$AU12])" office:value-type="float"/>
          <table:table-cell table:number-matrix-columns-spanned="1" table:number-matrix-rows-spanned="1" table:formula="of:=SUM([.H3:.H12]&gt;[.$AV3:.$AV12])" office:value-type="float"/>
          <table:table-cell table:number-matrix-columns-spanned="1" table:number-matrix-rows-spanned="1" table:formula="of:=SUM([.I3:.I12]&gt;[.$AW3:.$AW12])" office:value-type="float"/>
          <table:table-cell table:number-matrix-columns-spanned="1" table:number-matrix-rows-spanned="1" table:formula="of:=SUM([.J3:.J12]&gt;[.$AX3:.$AX12])" office:value-type="float"/>
          <table:table-cell table:number-matrix-columns-spanned="1" table:number-matrix-rows-spanned="1" table:formula="of:=SUM([.K3:.K12]&gt;[.$AY3:.$AY12])" office:value-type="float"/>
          <table:table-cell table:number-matrix-columns-spanned="1" table:number-matrix-rows-spanned="1" table:formula="of:=SUM([.L3:.L12]&gt;[.$AZ3:.$AZ12])" office:value-type="float"/>
          <table:table-cell table:number-matrix-columns-spanned="1" table:number-matrix-rows-spanned="1" table:formula="of:=SUM([.M3:.M12]&gt;[.$BA3:.$BA12])" office:value-type="float"/>
          <table:table-cell table:number-matrix-columns-spanned="1" table:number-matrix-rows-spanned="1" table:formula="of:=SUM([.N3:.N12]&gt;[.$BB3:.$BB12])" office:value-type="float"/>
          <table:table-cell table:number-matrix-columns-spanned="1" table:number-matrix-rows-spanned="1" table:formula="of:=SUM([.O3:.O12]&gt;[.$BC3:.$BC12])" office:value-type="float"/>
          <table:table-cell table:number-matrix-columns-spanned="1" table:number-matrix-rows-spanned="1" table:formula="of:=SUM([.P3:.P12]&gt;[.$BD3:.$BD12])" office:value-type="float"/>
          <table:table-cell table:number-matrix-columns-spanned="1" table:number-matrix-rows-spanned="1" table:formula="of:=SUM([.Q3:.Q12]&gt;[.$BE3:.$BE12])" office:value-type="float"/>
          <table:table-cell table:number-matrix-columns-spanned="1" table:number-matrix-rows-spanned="1" table:formula="of:=SUM([.R3:.R12]&gt;[.$BF3:.$BF12])" office:value-type="float"/>
          <table:table-cell table:number-matrix-columns-spanned="1" table:number-matrix-rows-spanned="1" table:formula="of:=SUM([.S3:.S12]&gt;[.$BG3:.$BG12])" office:value-type="float"/>
          <table:table-cell table:number-matrix-columns-spanned="1" table:number-matrix-rows-spanned="1" table:formula="of:=SUM([.T3:.T12]&gt;[.$BH3:.$BH12])" office:value-type="float"/>
          <table:table-cell table:number-matrix-columns-spanned="1" table:number-matrix-rows-spanned="1" table:formula="of:=SUM([.U3:.U12]&gt;[.$BI3:.$BI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BJ3:.$BJ12])" office:value-type="float"/>
          <table:table-cell table:number-matrix-columns-spanned="1" table:number-matrix-rows-spanned="1" table:formula="of:=SUM([.C3:.C12]=[.$BK3:.$BK12])" office:value-type="float"/>
          <table:table-cell table:number-matrix-columns-spanned="1" table:number-matrix-rows-spanned="1" table:formula="of:=SUM([.D3:.D12]=[.$BL3:.$BL12])" office:value-type="float"/>
          <table:table-cell table:number-matrix-columns-spanned="1" table:number-matrix-rows-spanned="1" table:formula="of:=SUM([.E3:.E12]=[.$BM3:.$BM12])" office:value-type="float"/>
          <table:table-cell table:number-matrix-columns-spanned="1" table:number-matrix-rows-spanned="1" table:formula="of:=SUM([.F3:.F12]=[.$BN3:.$BN12])" office:value-type="float"/>
          <table:table-cell table:number-matrix-columns-spanned="1" table:number-matrix-rows-spanned="1" table:formula="of:=SUM([.G3:.G12]=[.$BO3:.$BO12])" office:value-type="float"/>
          <table:table-cell table:number-matrix-columns-spanned="1" table:number-matrix-rows-spanned="1" table:formula="of:=SUM([.H3:.H12]=[.$BP3:.$BP12])" office:value-type="float"/>
          <table:table-cell table:number-matrix-columns-spanned="1" table:number-matrix-rows-spanned="1" table:formula="of:=SUM([.I3:.I12]=[.$BQ3:.$BQ12])" office:value-type="float"/>
          <table:table-cell table:number-matrix-columns-spanned="1" table:number-matrix-rows-spanned="1" table:formula="of:=SUM([.J3:.J12]=[.$BR3:.$BR12])" office:value-type="float"/>
          <table:table-cell table:number-matrix-columns-spanned="1" table:number-matrix-rows-spanned="1" table:formula="of:=SUM([.K3:.K12]=[.$BS3:.$BS12])" office:value-type="float"/>
          <table:table-cell table:number-matrix-columns-spanned="1" table:number-matrix-rows-spanned="1" table:formula="of:=SUM([.L3:.L12]=[.$BT3:.$BT12])" office:value-type="float"/>
          <table:table-cell table:number-matrix-columns-spanned="1" table:number-matrix-rows-spanned="1" table:formula="of:=SUM([.M3:.M12]=[.$BU3:.$BU12])" office:value-type="float"/>
          <table:table-cell table:number-matrix-columns-spanned="1" table:number-matrix-rows-spanned="1" table:formula="of:=SUM([.N3:.N12]=[.$BV3:.$BV12])" office:value-type="float"/>
          <table:table-cell table:number-matrix-columns-spanned="1" table:number-matrix-rows-spanned="1" table:formula="of:=SUM([.O3:.O12]=[.$BW3:.$BW12])" office:value-type="float"/>
          <table:table-cell table:number-matrix-columns-spanned="1" table:number-matrix-rows-spanned="1" table:formula="of:=SUM([.P3:.P12]=[.$BX3:.$BX12])" office:value-type="float"/>
          <table:table-cell table:number-matrix-columns-spanned="1" table:number-matrix-rows-spanned="1" table:formula="of:=SUM([.Q3:.Q12]=[.$BY3:.$BY12])" office:value-type="float"/>
          <table:table-cell table:number-matrix-columns-spanned="1" table:number-matrix-rows-spanned="1" table:formula="of:=SUM([.R3:.R12]=[.$BZ3:.$BZ12])" office:value-type="float"/>
          <table:table-cell table:number-matrix-columns-spanned="1" table:number-matrix-rows-spanned="1" table:formula="of:=SUM([.S3:.S12]=[.$CA3:.$CA12])" office:value-type="float"/>
          <table:table-cell table:number-matrix-columns-spanned="1" table:number-matrix-rows-spanned="1" table:formula="of:=SUM([.T3:.T12]=[.$CB3:.$CB12])" office:value-type="float"/>
          <table:table-cell table:number-matrix-columns-spanned="1" table:number-matrix-rows-spanned="1" table:formula="of:=SUM([.U3:.U12]=[.$CC3:.$CC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